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374in"/>
    </style:style>
    <style:style style:name="co2" style:family="table-column">
      <style:table-column-properties fo:break-before="auto" style:column-width="1.7402in"/>
    </style:style>
    <style:style style:name="co3" style:family="table-column">
      <style:table-column-properties fo:break-before="auto" style:column-width="1.9209in"/>
    </style:style>
    <style:style style:name="co4" style:family="table-column">
      <style:table-column-properties fo:break-before="auto" style:column-width="1.6417in"/>
    </style:style>
    <style:style style:name="co5" style:family="table-column">
      <style:table-column-properties fo:break-before="auto" style:column-width="1.4811in"/>
    </style:style>
    <style:style style:name="co6" style:family="table-column">
      <style:table-column-properties fo:break-before="auto" style:column-width="1.9299in"/>
    </style:style>
    <style:style style:name="co7" style:family="table-column">
      <style:table-column-properties fo:break-before="auto" style:column-width="1.239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26"/>
    <style:style style:name="ce3" style:family="table-cell" style:parent-style-name="Default" style:data-style-name="N126">
      <style:table-cell-properties fo:background-color="#808080"/>
      <style:text-properties fo:font-weight="bold" style:font-weight-asian="bold" style:font-weight-complex="bold"/>
    </style:style>
    <style:style style:name="ce4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808080"/>
      <style:text-properties fo:font-weight="bold" style:font-weight-asian="bold" style:font-weight-complex="bold"/>
    </style:style>
    <style:style style:name="ce7" style:family="table-cell" style:parent-style-name="Default" style:data-style-name="N13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lanilha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number-columns-repeated="3" table:default-cell-style-name="ce2"/>
        <table:table-column table:style-name="co8" table:number-columns-repeated="1009" table:default-cell-style-name="ce2"/>
        <table:table-row table:style-name="ro1">
          <table:table-cell table:style-name="ce1"/>
          <table:table-cell table:style-name="ce4" office:value-type="string" calcext:value-type="string">
            <text:p>ANO</text:p>
          </table:table-cell>
          <table:table-cell table:style-name="ce4" office:value-type="string" calcext:value-type="string">
            <text:p>DJF </text:p>
          </table:table-cell>
          <table:table-cell table:style-name="ce4" office:value-type="string" calcext:value-type="string">
            <office:annotation draw:style-name="gr1" draw:text-style-name="P1" svg:width="1.1413in" svg:height="0.8567in" svg:x="6.3764in" svg:y="0in" draw:caption-point-x="-0.2402in" draw:caption-point-y="0.0039in">
              <dc:date>2016-04-18T00:00:00</dc:date>
              <text:p text:style-name="P1"><text:span text:style-name="T1">Fazer Krigagem com a nova modelagem 17/04/2016</text:span></text:p>
              <text:p text:style-name="P1"><text:span text:style-name="T1"/></text:p>
            </office:annotation>
            <text:p>MAM</text:p>
          </table:table-cell>
          <table:table-cell table:style-name="ce4" office:value-type="string" calcext:value-type="string">
            <text:p>JJA</text:p>
          </table:table-cell>
          <table:table-cell table:style-name="ce4" office:value-type="string" calcext:value-type="string">
            <text:p>SON 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lambda</text:p>
          </table:table-cell>
          <table:table-cell table:number-columns-repeated="5" office:value-type="float" office:value="1" calcext:value-type="float">
            <text:p>1.000000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2</text:p>
          </table:table-cell>
          <table:table-cell office:value-type="float" office:value="2567.67326" calcext:value-type="float">
            <text:p>2567.673260000000</text:p>
          </table:table-cell>
          <table:table-cell office:value-type="float" office:value="278.4304057" calcext:value-type="float">
            <text:p>278.430405700000</text:p>
          </table:table-cell>
          <table:table-cell table:style-name="Default" office:value-type="float" office:value="265.0304" calcext:value-type="float">
            <text:p>265.0304</text:p>
          </table:table-cell>
          <table:table-cell office:value-type="float" office:value="58.73311818" calcext:value-type="float">
            <text:p>58.733118180000</text:p>
          </table:table-cell>
          <table:table-cell table:style-name="Default" office:value-type="float" office:value="453.5242131" calcext:value-type="float">
            <text:p>453.5242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igma2</text:p>
          </table:table-cell>
          <table:table-cell office:value-type="float" office:value="22866.59812" calcext:value-type="float">
            <text:p>22866.598120000000</text:p>
          </table:table-cell>
          <table:table-cell office:value-type="float" office:value="5474.534797" calcext:value-type="float">
            <text:p>5474.534797000000</text:p>
          </table:table-cell>
          <table:table-cell office:value-type="float" office:value="1260.062" calcext:value-type="float">
            <text:p>1260.062000000000</text:p>
          </table:table-cell>
          <table:table-cell office:value-type="float" office:value="1243.288545" calcext:value-type="float">
            <text:p>1243.288545000000</text:p>
          </table:table-cell>
          <table:table-cell office:value-type="float" office:value="1478.957845" calcext:value-type="float">
            <text:p>1478.957845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i</text:p>
          </table:table-cell>
          <table:table-cell office:value-type="float" office:value="69.80176192" calcext:value-type="float">
            <text:p>69.801761920000</text:p>
          </table:table-cell>
          <table:table-cell office:value-type="float" office:value="110.3740837" calcext:value-type="float">
            <text:p>110.374083700000</text:p>
          </table:table-cell>
          <table:table-cell office:value-type="float" office:value="19.9246" calcext:value-type="float">
            <text:p>19.924600000000</text:p>
          </table:table-cell>
          <table:table-cell office:value-type="float" office:value="54.01611036" calcext:value-type="float">
            <text:p>54.016110360000</text:p>
          </table:table-cell>
          <table:table-cell office:value-type="float" office:value="106.921832" calcext:value-type="float">
            <text:p>106.92183200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u2/sigma2</text:p>
          </table:table-cell>
          <table:table-cell table:formula="of:=[.B3]/[.B4]" office:value-type="float" office:value="0.112289254681667" calcext:value-type="float">
            <text:p>0.112289254682</text:p>
          </table:table-cell>
          <table:table-cell table:formula="of:=[.C3]/[.C4]" office:value-type="float" office:value="0.050859190054391" calcext:value-type="float">
            <text:p>0.050859190054</text:p>
          </table:table-cell>
          <table:table-cell table:formula="of:=[.D3]/[.D4]" office:value-type="float" office:value="0.210331237669258" calcext:value-type="float">
            <text:p>0.210331237669</text:p>
          </table:table-cell>
          <table:table-cell table:formula="of:=[.E3]/[.E4]" office:value-type="float" office:value="0.0472401345739094" calcext:value-type="float">
            <text:p>0.047240134574</text:p>
          </table:table-cell>
          <table:table-cell table:formula="of:=[.F3]/[.F4]" office:value-type="float" office:value="0.306651210264888" calcext:value-type="float">
            <text:p>0.3066512102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cir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kappa1.5 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sph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Trend</text:p>
          </table:table-cell>
          <table:table-cell table:style-name="ce3"/>
          <table:table-cell table:style-name="ce6"/>
          <table:table-cell table:style-name="ce3" table:number-columns-repeated="1016"/>
        </table:table-row>
        <table:table-row table:style-name="ro1">
          <table:table-cell office:value-type="string" calcext:value-type="string">
            <text:p>beta0</text:p>
          </table:table-cell>
          <table:table-cell table:style-name="ce5" office:value-type="float" office:value="-1017.419" calcext:value-type="float">
            <text:p>-1017.42</text:p>
          </table:table-cell>
          <table:table-cell table:style-name="ce5" office:value-type="float" office:value="-1996.5159" calcext:value-type="float">
            <text:p>-1996.52</text:p>
          </table:table-cell>
          <table:table-cell table:style-name="ce7" office:value-type="float" office:value="497.4324" calcext:value-type="float">
            <text:p>497.43240</text:p>
          </table:table-cell>
          <table:table-cell table:style-name="ce5" office:value-type="float" office:value="481.5368" calcext:value-type="float">
            <text:p>481.54</text:p>
          </table:table-cell>
          <table:table-cell office:value-type="float" office:value="-291.7126" calcext:value-type="float">
            <text:p>-291.71260000000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beta1</text:p>
          </table:table-cell>
          <table:table-cell table:style-name="ce5" office:value-type="float" office:value="-0.6608" calcext:value-type="float">
            <text:p>-0.66</text:p>
          </table:table-cell>
          <table:table-cell table:style-name="ce5" office:value-type="float" office:value="0.3648" calcext:value-type="float">
            <text:p>0.36</text:p>
          </table:table-cell>
          <table:table-cell table:style-name="ce7" office:value-type="float" office:value="-8.9385" calcext:value-type="float">
            <text:p>-8.93850</text:p>
          </table:table-cell>
          <table:table-cell table:style-name="ce5" office:value-type="float" office:value="-0.1948" calcext:value-type="float">
            <text:p>-0.19</text:p>
          </table:table-cell>
          <table:table-cell office:value-type="float" office:value="-0.3211" calcext:value-type="float">
            <text:p>-0.321100000000</text:p>
          </table:table-cell>
          <table:table-cell table:style-name="Default" table:formula="of:=3*[.E5]" office:value-type="float" office:value="162.04833108" calcext:value-type="float">
            <text:p>162.04833108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beta2</text:p>
          </table:table-cell>
          <table:table-cell table:style-name="ce5" office:value-type="float" office:value="0.4464" calcext:value-type="float">
            <text:p>0.45</text:p>
          </table:table-cell>
          <table:table-cell table:style-name="ce5" office:value-type="float" office:value="-0.0712" calcext:value-type="float">
            <text:p>-0.07</text:p>
          </table:table-cell>
          <table:table-cell table:style-name="ce7" office:value-type="float" office:value="199.5498" calcext:value-type="float">
            <text:p>199.54980</text:p>
          </table:table-cell>
          <table:table-cell table:style-name="ce5" office:value-type="float" office:value="0.0303" calcext:value-type="float">
            <text:p>0.03</text:p>
          </table:table-cell>
          <table:table-cell office:value-type="float" office:value="0.1354" calcext:value-type="float">
            <text:p>0.135400000000</text:p>
          </table:table-cell>
          <table:table-cell table:style-name="Default" table:formula="of:=4.75*[.D5]" office:value-type="float" office:value="94.64185" calcext:value-type="float">
            <text:p>94.64185</text:p>
          </table:table-cell>
          <table:table-cell table:style-name="Default" table:number-columns-repeated="3"/>
          <table:table-cell table:number-columns-repeated="1009"/>
        </table:table-row>
        <table:table-row table:style-name="ro1">
          <table:table-cell office:value-type="string" calcext:value-type="string">
            <text:p>beta3</text:p>
          </table:table-cell>
          <table:table-cell table:style-name="Default"/>
          <table:table-cell/>
          <table:table-cell table:style-name="ce7" office:value-type="float" office:value="971.3928" calcext:value-type="float">
            <text:p>971.39280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eta4</text:p>
          </table:table-cell>
          <table:table-cell table:style-name="Default"/>
          <table:table-cell/>
          <table:table-cell table:style-name="ce7" office:value-type="float" office:value="-58.5287" calcext:value-type="float">
            <text:p>-58.52870</text:p>
          </table:table-cell>
          <table:table-cell/>
          <table:table-cell table:style-name="Default"/>
          <table:table-cell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beta5</text:p>
          </table:table-cell>
          <table:table-cell table:number-columns-repeated="2"/>
          <table:table-cell table:style-name="ce7" office:value-type="float" office:value="-0.0004" calcext:value-type="float">
            <text:p>-0.00040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ngitude+Latitude</text:p>
          </table:table-cell>
          <table:table-cell office:value-type="string" calcext:value-type="string">
            <text:p>Latitude+cota</text:p>
          </table:table-cell>
          <table:table-cell office:value-type="string" calcext:value-type="string">
            <text:p>Longitude^2+Cota^2</text:p>
          </table:table-cell>
          <table:table-cell office:value-type="string" calcext:value-type="string">
            <text:p>Longitude+cota</text:p>
          </table:table-cell>
          <table:table-cell office:value-type="string" calcext:value-type="string">
            <text:p>Longitude+Latitude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Avaliação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AICcs</text:p>
          </table:table-cell>
          <table:table-cell table:style-name="ce5" office:value-type="float" office:value="1908.692" calcext:value-type="float">
            <text:p>1908.69</text:p>
          </table:table-cell>
          <table:table-cell table:style-name="ce5" office:value-type="float" office:value="1637.575" calcext:value-type="float">
            <text:p>1637.58</text:p>
          </table:table-cell>
          <table:table-cell table:style-name="ce5" office:value-type="float" office:value="1483.01" calcext:value-type="float">
            <text:p>1483.01</text:p>
          </table:table-cell>
          <table:table-cell table:style-name="ce5" office:value-type="float" office:value="1427.531" calcext:value-type="float">
            <text:p>1427.53</text:p>
          </table:table-cell>
          <table:table-cell table:style-name="ce5" office:value-type="float" office:value="1525.097" calcext:value-type="float">
            <text:p>1525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Css</text:p>
          </table:table-cell>
          <table:table-cell table:style-name="ce5" office:value-type="float" office:value="1980.981" calcext:value-type="float">
            <text:p>1980.98</text:p>
          </table:table-cell>
          <table:table-cell table:style-name="ce5" office:value-type="float" office:value="1726.998" calcext:value-type="float">
            <text:p>1727.00</text:p>
          </table:table-cell>
          <table:table-cell table:style-name="ce5" office:value-type="float" office:value="1533.509" calcext:value-type="float">
            <text:p>1533.51</text:p>
          </table:table-cell>
          <table:table-cell table:style-name="ce5" office:value-type="float" office:value="1500.074" calcext:value-type="float">
            <text:p>1500.07</text:p>
          </table:table-cell>
          <table:table-cell table:style-name="ce5" office:value-type="float" office:value="1575.556" calcext:value-type="float">
            <text:p>1575.56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Mlcs</text:p>
          </table:table-cell>
          <table:table-cell table:style-name="ce5" office:value-type="float" office:value="-948.3462" calcext:value-type="float">
            <text:p>-948.35</text:p>
          </table:table-cell>
          <table:table-cell table:style-name="ce5" office:value-type="float" office:value="-812.7874" calcext:value-type="float">
            <text:p>-812.79</text:p>
          </table:table-cell>
          <table:table-cell table:style-name="ce5" office:value-type="float" office:value="-732.507" calcext:value-type="float">
            <text:p>-732.51</text:p>
          </table:table-cell>
          <table:table-cell table:style-name="ce5" office:value-type="float" office:value="-707.7655" calcext:value-type="float">
            <text:p>-707.77</text:p>
          </table:table-cell>
          <table:table-cell table:style-name="ce5" office:value-type="float" office:value="-756.5484" calcext:value-type="float">
            <text:p>-756.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lss</text:p>
          </table:table-cell>
          <table:table-cell table:style-name="ce5" office:value-type="float" office:value="-986.4904" calcext:value-type="float">
            <text:p>-986.49</text:p>
          </table:table-cell>
          <table:table-cell table:style-name="ce5" office:value-type="float" office:value="-859.4989" calcext:value-type="float">
            <text:p>-859.50</text:p>
          </table:table-cell>
          <table:table-cell table:style-name="ce5" office:value-type="float" office:value="-759.75" calcext:value-type="float">
            <text:p>-759.75</text:p>
          </table:table-cell>
          <table:table-cell table:style-name="ce5" office:value-type="float" office:value="-746.037" calcext:value-type="float">
            <text:p>-746.04</text:p>
          </table:table-cell>
          <table:table-cell table:style-name="ce5" office:value-type="float" office:value="-783.7781" calcext:value-type="float">
            <text:p>-783.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cs</text:p>
          </table:table-cell>
          <table:table-cell table:number-columns-repeated="2" table:style-name="ce5" office:value-type="float" office:value="6" calcext:value-type="float">
            <text:p>6.00</text:p>
          </table:table-cell>
          <table:table-cell table:style-name="ce5" office:value-type="float" office:value="9" calcext:value-type="float">
            <text:p>9.00</text:p>
          </table:table-cell>
          <table:table-cell table:number-columns-repeated="2" table:style-name="ce5" office:value-type="float" office:value="6" calcext:value-type="float">
            <text:p>6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.ss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style-name="ce5" office:value-type="float" office:value="7" calcext:value-type="float">
            <text:p>7.00</text:p>
          </table:table-cell>
          <table:table-cell table:number-columns-repeated="2" table:style-name="ce5" office:value-type="float" office:value="4" calcext:value-type="float">
            <text:p>4.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alid.Cruz.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RMSE</text:p>
          </table:table-cell>
          <table:table-cell office:value-type="float" office:value="113.1060093" calcext:value-type="float">
            <text:p>113.106009300000</text:p>
          </table:table-cell>
          <table:table-cell office:value-type="float" office:value="43.90545163" calcext:value-type="float">
            <text:p>43.905451630000</text:p>
          </table:table-cell>
          <table:table-cell office:value-type="float" office:value="28.63647458" calcext:value-type="float">
            <text:p>28.636474580000</text:p>
          </table:table-cell>
          <table:table-cell office:value-type="float" office:value="25.21366346" calcext:value-type="float">
            <text:p>25.213663460000</text:p>
          </table:table-cell>
          <table:table-cell office:value-type="float" office:value="32.64478673" calcext:value-type="float">
            <text:p>32.644786730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bias(%)</text:p>
          </table:table-cell>
          <table:table-cell office:value-type="float" office:value="-0.2220337634" calcext:value-type="float">
            <text:p>-0.222033763400</text:p>
          </table:table-cell>
          <table:table-cell office:value-type="float" office:value="-0.1291583069" calcext:value-type="float">
            <text:p>-0.129158306900</text:p>
          </table:table-cell>
          <table:table-cell office:value-type="float" office:value="-0.2233092137" calcext:value-type="float">
            <text:p>-0.223309213700</text:p>
          </table:table-cell>
          <table:table-cell office:value-type="float" office:value="-0.0960087895" calcext:value-type="float">
            <text:p>-0.096008789500</text:p>
          </table:table-cell>
          <table:table-cell office:value-type="float" office:value="-0.07575833763" calcext:value-type="float">
            <text:p>-0.075758337630</text:p>
          </table:table-cell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rRMSE(%)</text:p>
          </table:table-cell>
          <table:table-cell office:value-type="float" office:value="6.343405843" calcext:value-type="float">
            <text:p>6.343405843000</text:p>
          </table:table-cell>
          <table:table-cell office:value-type="float" office:value="8.092759018" calcext:value-type="float">
            <text:p>8.092759018000</text:p>
          </table:table-cell>
          <table:table-cell office:value-type="float" office:value="7.379966204" calcext:value-type="float">
            <text:p>7.379966204000</text:p>
          </table:table-cell>
          <table:table-cell office:value-type="float" office:value="6.756303053" calcext:value-type="float">
            <text:p>6.756303053000</text:p>
          </table:table-cell>
          <table:table-cell office:value-type="float" office:value="6.78244442" calcext:value-type="float">
            <text:p>6.782444420000</text:p>
          </table:table-cell>
          <table:table-cell table:style-name="Default" table:number-columns-repeated="3"/>
          <table:table-cell table:number-columns-repeated="1010"/>
        </table:table-row>
        <table:table-row table:style-name="ro1" table:number-rows-repeated="2">
          <table:table-cell table:number-columns-repeated="7"/>
          <table:table-cell table:style-name="Default" table:number-columns-repeated="3"/>
          <table:table-cell table:number-columns-repeated="1009"/>
        </table:table-row>
        <table:table-row table:style-name="ro1">
          <table:table-cell table:number-columns-repeated="3"/>
          <table:table-cell office:value-type="float" office:value="-0.0004" calcext:value-type="float">
            <text:p>-0.000400000000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10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1" table:number-rows-repeated="1048540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12:11:03.67986146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04T15:32:57.629136991</dc:date>
    <meta:generator>LibreOffice/4.2.5.2$Linux_X86_64 LibreOffice_project/61cb170a04bb1f12e77c884eab9192be736ec5f5</meta:generator>
    <meta:editing-duration>PT4H29M44S</meta:editing-duration>
    <meta:editing-cycles>40</meta:editing-cycles>
    <meta:document-statistic meta:table-count="1" meta:cell-count="131" meta:object-count="0"/>
  </office:meta>
</office:document-meta>
</file>